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7.28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7.281cm" svg:x="0cm" svg:y="4.616cm" presentation:class="title" presentation:user-transformed="true">
          <draw:text-box>
            <text:p>Bruno Henrique Pereira Szczuk<text:line-break/><text:line-break/><text:line-break/><text:line-break/>Coletrômet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oletrômet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ta-se de uma plataforma web, com o objetivo de automatizar os apontamentos de hidrômetros (vulgo “registro de água”), fornecendo um ambiente capaz de gerenciar o consumo, os equipamentos, os contratos e títulos a pagar de seus cliente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quisit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os requisitos levantados, destacam-se:</text:p>
                <text:p/>
              </text:list-item>
              <text:list-item>
                <text:p>RF-09 – Manter cadastro de Contrato</text:p>
              </text:list-item>
              <text:list-item>
                <text:p>→ Unidade Consumidora</text:p>
              </text:list-item>
              <text:list-item>
                <text:p>→ Condição de pagamento</text:p>
              </text:list-item>
              <text:list-item>
                <text:p>→ Período Inicial</text:p>
              </text:list-item>
              <text:list-item>
                <text:p>→ Período Fin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quisit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os requisitos levantados, destacam-se:</text:p>
                <text:p/>
              </text:list-item>
              <text:list-item>
                <text:p>RF-21 – Manter cadastro de Tabela de preço</text:p>
              </text:list-item>
              <text:list-item>
                <text:p>→ Valor por metro cúbico</text:p>
              </text:list-item>
              <text:list-item>
                <text:p>→ Valor de taxa administrativa</text:p>
              </text:list-item>
              <text:list-item>
                <text:p>→ Data de início de vigência</text:p>
              </text:list-item>
              <text:list-item>
                <text:p>→ Data de fim de vigênc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quisit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s requisitos levantados, destacam-se:</text:p>
                <text:p/>
              </text:list-item>
              <text:list-item>
                <text:p>RF-23 – Manter rotina de Endereço</text:p>
              </text:list-item>
              <text:list-item>
                <text:p>→ Logradouro</text:p>
              </text:list-item>
              <text:list-item>
                <text:p>→ Bairro</text:p>
              </text:list-item>
              <text:list-item>
                <text:p><text:span text:style-name="T1">→ </text:span><text:span text:style-name="T1">CEP</text:span></text:p>
              </text:list-item>
              <text:list-item>
                <text:p><text:span text:style-name="T1">→ </text:span><text:span text:style-name="T1">Rua</text:span></text:p>
              </text:list-item>
              <text:list-item>
                <text:p><text:span text:style-name="T1">→ </text:span><text:span text:style-name="T1">Latitude</text:span></text:p>
              </text:list-item>
              <text:list-item>
                <text:p><text:span text:style-name="T1">→ </text:span><text:span text:style-name="T1">Longitud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quisit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s requisitos levantados, destacam-se:</text:p>
                <text:p/>
              </text:list-item>
              <text:list-item>
                <text:p>RF-23 – Manter rotina de Endereço</text:p>
              </text:list-item>
              <text:list-item>
                <text:p>→ Logradouro</text:p>
              </text:list-item>
              <text:list-item>
                <text:p>→ Bairro</text:p>
              </text:list-item>
              <text:list-item>
                <text:p><text:span text:style-name="T1">→ </text:span><text:span text:style-name="T1">CEP</text:span></text:p>
              </text:list-item>
              <text:list-item>
                <text:p><text:span text:style-name="T1">→ </text:span><text:span text:style-name="T1">Rua</text:span></text:p>
              </text:list-item>
              <text:list-item>
                <text:p><text:span text:style-name="T1">→ </text:span><text:span text:style-name="T1">Latitude</text:span></text:p>
              </text:list-item>
              <text:list-item>
                <text:p><text:span text:style-name="T1">→ </text:span><text:span text:style-name="T1">Longitud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o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amada alta</text:p>
              </text:list-header>
              <text:list-item>
                <text:p>Banco de dados;</text:p>
              </text:list-item>
              <text:list-item>
                <text:p>Diagrama de Caso de Uso;</text:p>
              </text:list-item>
              <text:list-item>
                <text:p>Levantamento de Requisito;</text:p>
              </text:list-item>
              <text:list-item>
                <text:p>Casos de us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o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amada baixa:</text:p>
              </text:list-header>
              <text:list-item>
                <text:p>Tela de login com autenticação em banco de dados;</text:p>
              </text:list-item>
              <text:list-item>
                <text:p>Leitura de permissões por tipo de usuário;</text:p>
              </text:list-item>
              <text:list-item>
                <text:p>Leitura de permissões específicas à um usuário;</text:p>
              </text:list-item>
              <text:list-item>
                <text:p>Layout padrão do sistema;</text:p>
              </text:list-item>
              <text:list-item>
                <text:p>1 Crud para exemplificar modo de funcionamento da ferramen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o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amada baixa:</text:p>
              </text:list-header>
              <text:list-item>
                <text:p>Modelado todas as entidades do banco de dados para a aplicação java;</text:p>
              </text:list-item>
              <text:list-item>
                <text:p>Configurado o Spring MVC;</text:p>
              </text:list-item>
              <text:list-item>
                <text:p>Configurado o Spring Data;</text:p>
              </text:list-item>
              <text:list-item>
                <text:p>Configurado o Spring Security;</text:p>
              </text:list-item>
              <text:list-item>
                <text:p>Configurado o WebJar;</text:p>
              </text:list-item>
              <text:list-item>
                <text:p>Configurado o Resource Bundle;</text:p>
              </text:list-item>
              <text:list-item>
                <text:p>Configurado o Hibernate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o Do</text:p>
          </draw:text-box>
        </draw:frame>
        <draw:frame presentation:style-name="pr7" draw:layer="layout" svg:width="26.6cm" svg:height="13.486cm" svg:x="1.4cm" svg:y="4.914cm" presentation:class="outline" presentation:user-transformed="true">
          <draw:text-box>
            <text:list text:style-name="L2">
              <text:list-item>
                <text:p>Construir e implementar todos os CRUDs com as regras de negócios estipuladas;</text:p>
              </text:list-item>
              <text:list-item>
                <text:p>Implementar Pool de conexões;</text:p>
              </text:list-item>
              <text:list-item>
                <text:p>Definir framework para geração de gráficos e construção dos mesmos.</text:p>
              </text:list-item>
              <text:list-item>
                <text:p>Aprender e desenvolver método de paginação para exibição de listas de dad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Implementação</text:p>
          </draw:text-box>
        </draw:frame>
        <draw:frame presentation:style-name="pr7" draw:layer="layout" svg:width="10.6cm" svg:height="12.286cm" svg:x="1.4cm" svg:y="4.914cm" presentation:class="outline" presentation:user-transformed="true">
          <draw:text-box>
            <text:list text:style-name="L2">
              <text:list-item>
                <text:p>Linguagem Java</text:p>
                <text:p/>
                <text:p>Backend:</text:p>
              </text:list-item>
              <text:list-item>
                <text:p>Spring MVC</text:p>
              </text:list-item>
              <text:list-item>
                <text:p>Spring Data</text:p>
              </text:list-item>
              <text:list-item>
                <text:p>Spring Security</text:p>
              </text:list-item>
              <text:list-item>
                <text:p>Hibernate</text:p>
              </text:list-item>
              <text:list-item>
                <text:p>WebJars</text:p>
              </text:list-item>
              <text:list-item>
                <text:p>Resource Bundle</text:p>
              </text:list-item>
            </text:list>
          </draw:text-box>
        </draw:frame>
        <draw:frame presentation:style-name="pr7" draw:layer="layout" svg:width="10.6cm" svg:height="12.286cm" svg:x="15cm" svg:y="5cm" presentation:class="outline" presentation:user-transformed="true">
          <draw:text-box>
            <text:list text:style-name="L2">
              <text:list-header>
                <text:p/>
                <text:p/>
                <text:p>Frontend:</text:p>
              </text:list-header>
              <text:list-item>
                <text:p>HTML 5 </text:p>
              </text:list-item>
              <text:list-item>
                <text:p>JavaScript</text:p>
              </text:list-item>
              <text:list-item>
                <text:p>Bootstrap</text:p>
              </text:list-item>
              <text:list-item>
                <text:p>Thymeleaf</text:p>
              </text:list-item>
              <text:list-item>
                <text:p>DataTables</text:p>
              </text:list-item>
              <text:list-item>
                <text:p>WebJ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Título_20_1" style:display-name="Título 1" style:family="graphic">
      <style:paragraph-properties fo:margin-top="0.374cm" fo:margin-bottom="0cm" fo:line-height="120%" fo:text-align="justify" style:text-autospace="none"/>
      <style:text-properties style:use-window-font-color="true" style:font-name="Arial Narrow" fo:font-family="'Arial Narrow'" style:font-family-generic="swiss" style:font-pitch="variable" fo:font-size="14pt" fo:language="pt" fo:country="PT" fo:font-weight="bold" style:letter-kerning="true" style:font-name-asian="Arial Narrow" style:font-family-asian="'Arial Narrow'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left="1.792cm" fo:margin-right="0cm" fo:margin-top="0.374cm" fo:margin-bottom="0cm" fo:line-height="120%" fo:text-align="justify" fo:text-indent="-1.792cm" style:text-autospace="none"/>
      <style:text-properties style:use-window-font-color="true" style:font-name="Arial Narrow" fo:font-family="'Arial Narrow'" style:font-family-generic="swiss" style:font-pitch="variable" fo:font-size="14pt" fo:language="pt" fo:country="PT" fo:font-weight="bold" style:font-name-asian="Arial Narrow" style:font-family-asian="'Arial Narrow'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left="2.24cm" fo:margin-right="0cm" fo:margin-top="0.746cm" fo:margin-bottom="0.187cm" fo:line-height="120%" fo:text-align="justify" fo:text-indent="-2.24cm" style:text-autospace="none"/>
      <style:text-properties style:use-window-font-color="true" style:font-name="Arial" fo:font-family="Arial" style:font-family-generic="swiss" style:font-pitch="variable" fo:font-size="13pt" fo:language="pt" fo:country="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187cm" fo:line-height="120%" fo:text-align="justify" fo:text-indent="-2.688cm" style:text-autospace="none"/>
      <style:text-properties style:use-window-font-color="true" style:font-name="Times New Roman" fo:font-family="'Times New Roman'" style:font-family-generic="roman" style:font-pitch="variable" fo:font-size="14pt" fo:language="pt" fo:country="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187cm" fo:line-height="120%" fo:text-align="justify" fo:text-indent="-3.136cm" style:text-autospace="none"/>
      <style:text-properties style:use-window-font-color="true" style:font-name="Arial" fo:font-family="Arial" style:font-family-generic="swiss" style:font-pitch="variable" fo:font-size="13pt" fo:language="pt" fo:country="PT" fo:font-style="italic" fo:font-weight="bold" style:font-name-asian="Arial" style:font-family-asian="Arial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ítulo_20_6" style:display-name="Título 6" style:family="graphic">
      <style:paragraph-properties fo:margin-left="3.584cm" fo:margin-right="0cm" fo:margin-top="0.746cm" fo:margin-bottom="0.187cm" fo:line-height="120%" fo:text-align="justify" fo:text-indent="-3.584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ítulo_20_7" style:display-name="Título 7" style:family="graphic">
      <style:paragraph-properties fo:margin-left="4.032cm" fo:margin-right="0cm" fo:margin-top="0.746cm" fo:margin-bottom="0.187cm" fo:line-height="120%" fo:text-align="justify" fo:text-indent="-4.032cm" style:text-autospace="none"/>
      <style:text-properties style:use-window-font-color="true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8" style:display-name="Título 8" style:family="graphic">
      <style:paragraph-properties fo:margin-left="4.48cm" fo:margin-right="0cm" fo:margin-top="0.746cm" fo:margin-bottom="0.187cm" fo:line-height="120%" fo:text-align="justify" fo:text-indent="-4.48cm" style:text-autospace="none"/>
      <style:text-properties style:use-window-font-color="true" style:font-name="Times New Roman" fo:font-family="'Times New Roman'" style:font-family-generic="roman" style:font-pitch="variable" fo:font-size="12pt" fo:language="pt" fo:country="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ítulo_20_9" style:display-name="Título 9" style:family="graphic">
      <style:paragraph-properties fo:margin-left="4.928cm" fo:margin-right="0cm" fo:margin-top="0.746cm" fo:margin-bottom="0.187cm" fo:line-height="120%" fo:text-align="justify" fo:text-indent="-4.928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1pt" style:language-asian="ar" style:country-asian="SA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swiss" style:font-pitch="variable" fo:font-size="9pt" fo:language="pt" fo:country="PT" style:font-name-asian="Segoe UI" style:font-family-asian="'Segoe UI'" style:font-family-generic-asian="swiss" style:font-pitch-asian="variable" style:font-size-asian="9pt"/>
    </style:style>
    <style:style style:name="Hyperlink1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Fonte_20_parág._20_padrão3" style:display-name="Fonte parág. padrão3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size-asian="11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exto_20_de_20_balão" style:display-name="Texto de balão" style:family="graphic">
      <style:paragraph-properties fo:margin-top="0cm" fo:margin-bottom="0cm" fo:line-height="100%" fo:text-align="justify" style:text-autospace="none"/>
      <style:text-properties style:use-window-font-color="true" style:font-name="Segoe UI" fo:font-family="'Segoe UI'" style:font-family-generic="swiss" style:font-pitch="variable" fo:font-size="9pt" fo:language="pt" fo:country="PT" style:font-name-asian="Segoe UI" style:font-family-asian="'Segoe UI'" style:font-family-generic-asian="swiss" style:font-pitch-asian="variable" style:font-size-asian="9pt" style:language-asian="ar" style:country-asian="SA"/>
    </style:style>
    <style:style style:name="western" style:family="graphic">
      <style:paragraph-properties fo:margin-top="0.31cm" fo:margin-bottom="0.37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umário_20_10" style:display-name="Sumário 10" style:family="graphic">
      <style:paragraph-properties fo:margin-left="7.925cm" fo:margin-right="0cm" fo:margin-top="0.374cm" fo:margin-bottom="0cm" fo:line-height="120%" fo:text-align="justify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PT" style:font-name-asian="Mangal" style:font-family-asian="Mangal" style:font-family-generic-asian="roman" style:font-pitch-asian="variable" style:font-size-asian="12pt" style:language-asian="ar" style:country-asian="SA"/>
    </style:style>
    <style:style style:name="Índice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Mangal" style:font-family-asian="Mangal" style:font-family-generic-asian="roman" style:font-pitch-asian="variable" style:font-size-asian="12pt" style:language-asian="ar" style:country-asian="SA"/>
    </style:style>
    <style:style style:name="Título_20_de_20_tabela" style:display-name="Título de tabela" style:family="graphic">
      <style:paragraph-properties fo:margin-top="0.374cm" fo:margin-bottom="0cm" fo:line-height="120%" fo:text-align="center" style:text-autospace="none"/>
      <style:text-properties style:use-window-font-color="true" style:font-name="Arial" fo:font-family="Arial" style:font-family-generic="swiss" style:font-pitch="variable" fo:font-size="11pt" fo:language="pt" fo:country="PT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údo_20_de_20_tabela" style:display-name="Conteúdo de tabela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Conteúdo_20_da_20_tabela" style:display-name="Conteúdo da tabela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PSDS_20_-_20_Marcadores_20_Corpo_20_de_20_Texto" style:display-name="PSDS - Marcadores Corpo de Texto" style:family="graphic">
      <style:paragraph-properties fo:margin-left="0cm" fo:margin-right="0cm" fo:text-align="justify" fo:text-indent="0cm" style:text-autospace="none"/>
      <style:text-properties style:use-window-font-color="true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0pt" style:language-asian="en" style:country-asian="US"/>
    </style:style>
    <style:style style:name="PSDS_20_-_20_Corpo_20_de_20_Texto" style:display-name="PSDS - Corpo de Texto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0pt" style:language-asian="en" style:country-asian="US"/>
    </style:style>
    <style:style style:name="Normal1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en" style:country-asian="US"/>
    </style:style>
    <style:style style:name="infoblue" style:family="graphic">
      <style:paragraph-properties fo:margin-top="0cm" fo:margin-bottom="0cm" style:line-height-at-least="0.31cm" fo:text-align="justify" style:text-autospace="none"/>
      <style:text-properties fo:color="#0000ff" style:font-name="Verdana" fo:font-family="Verdana" style:font-family-generic="swiss" style:font-pitch="variable" fo:font-size="11pt" fo:language="pt" fo:country="BR" fo:font-style="italic" style:font-name-asian="Verdana" style:font-family-asian="Verdana" style:font-family-generic-asian="swiss" style:font-pitch-asian="variable" style:font-size-asian="12pt" style:language-asian="ar" style:country-asian="SA" style:font-style-asian="italic" style:font-style-complex="italic"/>
    </style:style>
    <style:style style:name="Contents_20_10" style:display-name="Contents 10" style:family="graphic">
      <style:paragraph-properties fo:margin-left="7.925cm" fo:margin-right="0cm" fo:margin-top="0.374cm" fo:margin-bottom="0cm" fo:line-height="12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PT" style:font-name-asian="Tahoma" style:font-family-asian="Tahoma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Tahoma" style:font-family-asian="Tahoma" style:font-family-generic-asian="swiss" style:font-pitch-asian="variable" style:font-size-asian="12pt" style:language-asian="ar" style:country-asian="SA"/>
    </style:style>
    <style:style style:name="Sumário_20_9" style:display-name="Sumário 9" style:family="graphic">
      <style:paragraph-properties fo:margin-left="5.475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8" style:display-name="Sumário 8" style:family="graphic">
      <style:paragraph-properties fo:margin-left="4.791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7" style:display-name="Sumário 7" style:family="graphic">
      <style:paragraph-properties fo:margin-left="4.106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6" style:display-name="Sumário 6" style:family="graphic">
      <style:paragraph-properties fo:margin-left="3.422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5" style:display-name="Sumário 5" style:family="graphic">
      <style:paragraph-properties fo:margin-left="2.738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4" style:display-name="Sumário 4" style:family="graphic">
      <style:paragraph-properties fo:margin-left="2.053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3" style:display-name="Sumário 3" style:family="graphic">
      <style:paragraph-properties fo:margin-left="1.369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2" style:display-name="Sumário 2" style:family="graphic">
      <style:paragraph-properties fo:margin-left="0.684cm" fo:margin-right="0cm" fo:margin-top="0.374cm" fo:margin-bottom="0cm" fo:line-height="120%" fo:text-align="justify" fo:text-indent="0cm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Sumário_20_1" style:display-name="Sumário 1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Caption1" style:family="graphic">
      <style:paragraph-properties fo:margin-top="0.374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2pt" fo:language="pt" fo:country="PT" fo:font-style="italic" style:font-name-asian="Tahoma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Table_20_Heading" style:display-name="Table Heading" style:family="graphic">
      <style:paragraph-properties fo:margin-top="0.374cm" fo:margin-bottom="0cm" fo:line-height="120%" fo:text-align="center" style:text-autospace="none"/>
      <style:text-properties style:use-window-font-color="true" style:font-name="Arial" fo:font-family="Arial" style:font-family-generic="swiss" style:font-pitch="variable" fo:font-size="11pt" fo:language="pt" fo:country="PT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374cm" fo:margin-bottom="0cm" fo:line-height="120%" fo:text-align="justify" style:text-autospace="none"/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Rodapé" style:family="graphic">
      <style:paragraph-properties fo:margin-top="0.374cm" fo:margin-bottom="0cm" fo:line-height="120%" fo:text-align="justify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Cabeçalho" style:family="graphic">
      <style:paragraph-properties fo:margin-top="0.374cm" fo:margin-bottom="0cm" fo:line-height="120%" fo:text-align="justify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Heading" style:family="graphic">
      <style:paragraph-properties fo:margin-top="0.746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4pt" fo:language="pt" fo:country="PT" style:font-name-asian="Tahoma" style:font-family-asian="Tahoma" style:font-family-generic-asian="swiss" style:font-pitch-asian="variable" style:font-size-asian="14pt" style:language-asian="ar" style:country-asian="SA"/>
    </style:style>
    <style:style style:name="Corpo_20_de_20_texto_20_recuado" style:display-name="Corpo de texto recuado" style:family="graphic">
      <style:paragraph-properties fo:margin-left="0cm" fo:margin-right="0cm" fo:margin-top="0.374cm" fo:margin-bottom="0cm" fo:line-height="120%" fo:text-align="justify" fo:text-indent="2.24cm" style:text-autospace="none"/>
      <style:text-properties style:use-window-font-color="true" style:font-name="Arial" fo:font-family="Arial" style:font-family-generic="swiss" style:font-pitch="variable" fo:font-size="11pt" fo:language="pt" fo:country="BR" style:font-name-asian="Arial" style:font-family-asian="Arial" style:font-family-generic-asian="swiss" style:font-pitch-asian="variable" style:font-size-asian="10pt" style:language-asian="ar" style:country-asian="SA"/>
    </style:style>
    <style:style style:name="Legenda1" style:family="graphic">
      <style:paragraph-properties fo:margin-top="0.374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2pt" fo:language="pt" fo:country="PT" fo:font-style="italic" style:font-name-asian="Mangal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Legenda2" style:family="graphic">
      <style:paragraph-properties fo:margin-top="0.374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2pt" fo:language="pt" fo:country="PT" fo:font-style="italic" style:font-name-asian="Mangal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Legenda3" style:family="graphic">
      <style:paragraph-properties fo:margin-top="0.374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2pt" fo:language="pt" fo:country="PT" fo:font-style="italic" style:font-name-asian="Mangal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Título3" style:family="graphic">
      <style:paragraph-properties fo:margin-top="0.746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4pt" fo:language="pt" fo:country="PT" style:font-name-asian="Mangal" style:font-family-asian="Mangal" style:font-family-generic-asian="roman" style:font-pitch-asian="variable" style:font-size-asian="14pt" style:language-asian="ar" style:country-asian="SA"/>
    </style:style>
    <style:style style:name="Legenda" style:family="graphic">
      <style:paragraph-properties fo:margin-top="0.374cm" fo:margin-bottom="0.374cm" fo:line-height="120%" fo:text-align="justify" style:text-autospace="none"/>
      <style:text-properties style:use-window-font-color="true" style:font-name="Arial" fo:font-family="Arial" style:font-family-generic="swiss" style:font-pitch="variable" fo:font-size="12pt" fo:language="pt" fo:country="PT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margin-top="0.374cm" fo:margin-bottom="0cm" fo:line-height="120%" fo:text-align="justify" style:text-autospace="none"/>
      <style:text-properties fo:color="#0000ff" style:font-name="Arial" fo:font-family="Arial" style:font-family-generic="swiss" style:font-pitch="variable" fo:font-size="11pt" fo:language="pt" fo:country="PT" style:font-name-asian="Tahoma" style:font-family-asian="Tahoma" style:font-family-generic-asian="swiss" style:font-pitch-asian="variable" style:font-size-asian="12pt" style:language-asian="ar" style:country-asian="SA"/>
    </style:style>
    <style:style style:name="Corpo_20_de_20_texto" style:display-name="Corpo de texto" style:family="graphic">
      <style:paragraph-properties fo:margin-top="0.374cm" fo:margin-bottom="0cm" fo:line-height="120%" fo:text-align="justify" style:text-autospace="none"/>
      <style:text-properties fo:color="#0000ff" style:font-name="Arial" fo:font-family="Arial" style:font-family-generic="swiss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9:34:40.676791664</meta:creation-date>
    <meta:editing-duration>PT22M11S</meta:editing-duration>
    <meta:editing-cycles>8</meta:editing-cycles>
    <meta:generator>LibreOffice/6.0.3.2$Linux_X86_64 LibreOffice_project/00m0$Build-2</meta:generator>
    <dc:title>Blue Curve</dc:title>
    <dc:date>2018-09-11T19:14:41.543945276</dc:date>
    <meta:document-statistic meta:object-count="79"/>
  </office:meta>
</office:document-meta>
</file>